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0">
      <style:text-properties fo:color="#000000" style:font-name="Courier New" style:font-name-asian="Courier New" style:font-name-complex="Courier New" fo:font-size="11pt" style:font-size-asian="11pt" style:font-size-complex="11pt" style:font-family-generic="modern"/>
    </style:style>
    <style:style style:name="ce4" style:family="table-cell" style:parent-style-name="Default" style:data-style-name="N0">
      <style:text-properties style:font-name="Courier New" style:font-name-asian="Courier New" style:font-name-complex="Courier New" fo:font-size="11pt" style:font-size-asian="11pt" style:font-size-complex="11pt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3.32619047619048cm"/>
    </style:style>
    <style:style style:name="co3" style:family="table-column">
      <style:table-column-properties fo:break-before="auto" style:column-width="4.03678571428571cm"/>
    </style:style>
    <style:style style:name="co4" style:family="table-column">
      <style:table-column-properties fo:break-before="auto" style:column-width="1.81428571428571cm"/>
    </style:style>
    <style:style style:name="co5" style:family="table-column">
      <style:table-column-properties fo:break-before="auto" style:column-width="4.64154761904762cm"/>
    </style:style>
    <style:style style:name="co6" style:family="table-column">
      <style:table-column-properties fo:break-before="auto" style:column-width="4.71714285714286cm"/>
    </style:style>
    <style:style style:name="co7" style:family="table-column">
      <style:table-column-properties fo:break-before="auto" style:column-width="2.2527380952381cm"/>
    </style:style>
    <style:style style:name="co8" style:family="table-column">
      <style:table-column-properties fo:break-before="auto" style:column-width="3.35642857142857cm"/>
    </style:style>
    <style:style style:name="co9" style:family="table-column">
      <style:table-column-properties fo:break-before="auto" style:column-width="6.75821428571429cm"/>
    </style:style>
    <style:style style:name="co10" style:family="table-column">
      <style:table-column-properties fo:break-before="auto" style:column-width="7.57464285714286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4.77761904761905cm"/>
    </style:style>
    <style:style style:name="co13" style:family="table-column">
      <style:table-column-properties fo:break-before="auto" style:column-width="5.45797619047619cm"/>
    </style:style>
    <style:style style:name="co14" style:family="table-column">
      <style:table-column-properties fo:break-before="auto" style:column-width="4.74738095238095cm"/>
    </style:style>
    <style:style style:name="co15" style:family="table-column">
      <style:table-column-properties fo:break-before="auto" style:column-width="3.88559523809524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6.65238095238095cm"/>
    </style:style>
    <style:style style:name="co18" style:family="table-column">
      <style:table-column-properties fo:break-before="auto" style:column-width="3.73440476190476cm"/>
    </style:style>
    <style:style style:name="co19" style:family="table-column">
      <style:table-column-properties fo:break-before="auto" style:column-width="2.47952380952381cm"/>
    </style:style>
    <style:style style:name="ro1" style:family="table-row">
      <style:table-row-properties style:row-height="12.45pt" style:use-optimal-row-height="true" fo:break-before="auto"/>
    </style:style>
    <style:style style:name="ro2" style:family="table-row">
      <style:table-row-properties style:row-height="12.9pt" style:use-optimal-row-height="true" fo:break-before="auto"/>
    </style:style>
    <style:style style:name="ro3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T_Sequenc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WT Sequence</text:p>
          </table:table-cell>
          <table:table-cell office:value-type="string" table:style-name="ce1">
            <text:p>Sequencing 2024-3</text:p>
          </table:table-cell>
          <table:table-cell office:value-type="string" table:style-name="ce1">
            <text:p>Sequencing 2024-4-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LLLAFLLTVLLLLLSIL</text:p>
          </table:table-cell>
          <table:table-cell office:value-type="string" table:style-name="ce1">
            <text:p>L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LLLLAILLTLLAVLFSLL</text:p>
          </table:table-cell>
          <table:table-cell office:value-type="string" table:style-name="ce1">
            <text:p>LWT3/L3/L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LLLLLTLLAVLISLLFLL</text:p>
          </table:table-cell>
          <table:table-cell office:value-type="string" table:style-name="ce1">
            <text:p>LWT8/L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LLLLTLLLALIVLLFSLL</text:p>
          </table:table-cell>
          <table:table-cell office:value-type="string" table:style-name="ce1">
            <text:p>LWT11/L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LLLLVALLTILFLLLSLL</text:p>
          </table:table-cell>
          <table:table-cell office:value-type="string" table:style-name="ce1">
            <text:p>LWT12/LWT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LLLVALLTILLALLFSLL</text:p>
          </table:table-cell>
          <table:table-cell office:value-type="string" table:style-name="ce1">
            <text:p>L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LLLALLLVTLLAYLLSFL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RWT38/RWT3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LLATLLISLLFTLLVLL</text:p>
          </table:table-cell>
          <table:table-cell office:value-type="string" table:style-name="ce1">
            <text:p>RWT6/R4</text:p>
          </table:table-cell>
          <table:table-cell office:value-type="string" table:style-name="ce1">
            <text:p>RWT3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LLFYLLLTLLVALLSI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LLLLILLSVLLAYLLTFL</text:p>
          </table:table-cell>
          <table:table-cell table:style-name="ce1"/>
          <table:table-cell office:value-type="string" table:style-name="ce1">
            <text:p>RWT3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LLLTLLVALLSTLLIFL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RWT3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LLTALLVALLFALLSLL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RWT4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LLVYLLTILLALLLSF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LLLYALLTTLLSVLLFLL</text:p>
          </table:table-cell>
          <table:table-cell office:value-type="string" table:style-name="ce1">
            <text:p>RWT3/R1</text:p>
          </table:table-cell>
          <table:table-cell office:value-type="string" table:style-name="ce1">
            <text:p>RWT36/RWT35/RWT3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LLYALLTVLLALLLSFL</text:p>
          </table:table-cell>
          <table:table-cell table:style-name="ce1"/>
          <table:table-cell office:value-type="string" table:style-name="ce1">
            <text:p>RWT39</text:p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Single_Mutant_Sequencing" table:style-name="ta1"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2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1">
            <text:p>WT Sequence</text:p>
          </table:table-cell>
          <table:table-cell office:value-type="string" table:style-name="ce1">
            <text:p>Mutant 1</text:p>
          </table:table-cell>
          <table:table-cell office:value-type="string" table:style-name="ce1">
            <text:p>Mutant 2</text:p>
          </table:table-cell>
          <table:table-cell office:value-type="string" table:style-name="ce1">
            <text:p>Mutant 3</text:p>
          </table:table-cell>
          <table:table-cell table:style-name="ce1"/>
          <table:table-cell office:value-type="string" table:style-name="ce1">
            <text:p>WT Sequence</text:p>
          </table:table-cell>
          <table:table-cell office:value-type="string" table:style-name="ce1">
            <text:p>Mutant 1</text:p>
          </table:table-cell>
          <table:table-cell office:value-type="string" table:style-name="ce1">
            <text:p>Mutant 2</text:p>
          </table:table-cell>
          <table:table-cell office:value-type="string" table:style-name="ce1">
            <text:p>Mutant 3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<text:span text:style-name="T3">LLLLAFLL</text:span><text:span text:style-name="T4">T</text:span><text:span text:style-name="T3">VLLLLL</text:span><text:span text:style-name="T4">S</text:span><text:span text:style-name="T3">IL</text:span></text:p>
          </table:table-cell>
          <table:table-cell office:value-type="string" table:style-name="ce4">
            <text:p>LLLLAFLL<text:span text:style-name="T2">V</text:span>VLLLLLSIL</text:p>
          </table:table-cell>
          <table:table-cell office:value-type="string" table:style-name="ce4">
            <text:p>LLLLAFLL<text:span text:style-name="T2">A</text:span>VLLLLLSIL</text:p>
          </table:table-cell>
          <table:table-cell office:value-type="string" table:style-name="ce4">
            <text:p>LLLLAFLLTVLLLLL<text:span text:style-name="T2">A</text:span>IL</text:p>
          </table:table-cell>
          <table:table-cell office:value-type="string" table:style-name="ce1">
            <text:p>L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Mut1-5/Lmut1-9</text:p>
          </table:table-cell>
          <table:table-cell table:style-name="ce1"/>
          <table:table-cell office:value-type="string" table:style-name="ce1">
            <text:p>Lmut2-10/Lmut2-8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<text:span text:style-name="T1">LLLLAILL</text:span><text:span text:style-name="T2">T</text:span><text:span text:style-name="T1">LLAVLF</text:span><text:span text:style-name="T2">S</text:span><text:span text:style-name="T1">LL</text:span></text:p>
          </table:table-cell>
          <table:table-cell office:value-type="string" table:style-name="ce4">
            <text:p>LLLLAILL<text:span text:style-name="T2">V</text:span>LLAVLFSLL</text:p>
          </table:table-cell>
          <table:table-cell office:value-type="string" table:style-name="ce4">
            <text:p>LLLLAILL<text:span text:style-name="T2">A</text:span>LLAVLFSLL</text:p>
          </table:table-cell>
          <table:table-cell table:style-name="ce4"/>
          <table:table-cell office:value-type="string" table:style-name="ce1">
            <text:p>LWT3/L3/L5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Lmut2-3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<text:span text:style-name="T1">LLLLL</text:span><text:span text:style-name="T2">T</text:span><text:span text:style-name="T1">LLAVLI</text:span><text:span text:style-name="T2">S</text:span><text:span text:style-name="T1">LLFLL</text:span></text:p>
          </table:table-cell>
          <table:table-cell office:value-type="string" table:style-name="ce4">
            <text:p>LLLLLVLL<text:span text:style-name="T2">A</text:span>VLISLLFLL</text:p>
          </table:table-cell>
          <table:table-cell office:value-type="string" table:style-name="ce4">
            <text:p>LLLLLALL<text:span text:style-name="T2">A</text:span>VLISLLFLL</text:p>
          </table:table-cell>
          <table:table-cell table:style-name="ce4"/>
          <table:table-cell office:value-type="string" table:style-name="ce1">
            <text:p>LWT8/L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Mut1-8</text:p>
          </table:table-cell>
          <table:table-cell office:value-type="string" table:style-name="ce1">
            <text:p>Lmut2-7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<text:span text:style-name="T1">LLLL</text:span><text:span text:style-name="T2">T</text:span><text:span text:style-name="T1">LLLALIVLLF</text:span><text:span text:style-name="T2">S</text:span><text:span text:style-name="T1">LL</text:span></text:p>
          </table:table-cell>
          <table:table-cell office:value-type="string" table:style-name="ce4">
            <text:p>LLLL<text:span text:style-name="T2">V</text:span>LLLALIVLLFSLL</text:p>
          </table:table-cell>
          <table:table-cell office:value-type="string" table:style-name="ce4">
            <text:p>LLLL<text:span text:style-name="T2">A</text:span>LLLALIVLLFSLL</text:p>
          </table:table-cell>
          <table:table-cell table:style-name="ce4"/>
          <table:table-cell office:value-type="string" table:style-name="ce1">
            <text:p>LWT11/L6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<text:span text:style-name="T1">LLLLVALLTILFLLL</text:span><text:span text:style-name="T2">S</text:span><text:span text:style-name="T1">LL</text:span></text:p>
          </table:table-cell>
          <table:table-cell office:value-type="string" table:style-name="ce4">
            <text:p>LLLLVALL<text:span text:style-name="T2">V</text:span>ILFLLLSLL</text:p>
          </table:table-cell>
          <table:table-cell office:value-type="string" table:style-name="ce4">
            <text:p>LLLLVALL<text:span text:style-name="T2">A</text:span>ILFLLLSLL</text:p>
          </table:table-cell>
          <table:table-cell office:value-type="string" table:style-name="ce4">
            <text:p>LLLLVALLTILFLLL<text:span text:style-name="T2">A</text:span>LL</text:p>
          </table:table-cell>
          <table:table-cell office:value-type="string" table:style-name="ce1">
            <text:p>LWT12/LWT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mut1-12</text:p>
          </table:table-cell>
          <table:table-cell table:style-name="ce1"/>
          <table:table-cell office:value-type="string" table:style-name="ce1">
            <text:p>Lmut2-6/Lmut2-4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<text:span text:style-name="T1">LLLVALL</text:span><text:span text:style-name="T2">T</text:span><text:span text:style-name="T1">ILLALLF</text:span><text:span text:style-name="T2">S</text:span><text:span text:style-name="T1">LL</text:span></text:p>
          </table:table-cell>
          <table:table-cell office:value-type="string" table:style-name="ce4">
            <text:p>LLLVALL<text:span text:style-name="T2">V</text:span>ILLALLFSLL</text:p>
          </table:table-cell>
          <table:table-cell office:value-type="string" table:style-name="ce4">
            <text:p>LLLVALL<text:span text:style-name="T2">A</text:span>ILLALLFSLL</text:p>
          </table:table-cell>
          <table:table-cell table:style-name="ce4"/>
          <table:table-cell office:value-type="string" table:style-name="ce1">
            <text:p>L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mut2-1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<text:span text:style-name="T1">LLLALLLV</text:span><text:span text:style-name="T2">T</text:span><text:span text:style-name="T1">LLAYLL</text:span><text:span text:style-name="T2">S</text:span><text:span text:style-name="T1">FL</text:span></text:p>
          </table:table-cell>
          <table:table-cell office:value-type="string" table:style-name="ce4">
            <text:p>LLLALLLVTLLAYLL<text:span text:style-name="T2">A</text:span>FL</text:p>
          </table:table-cell>
          <table:table-cell table:number-columns-repeated="2" table:style-name="ce4"/>
          <table:table-cell office:value-type="string" table:style-name="ce1">
            <text:p>RWT38/RWT37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<text:span text:style-name="T1">LLLA</text:span><text:span text:style-name="T2">T</text:span><text:span text:style-name="T1">LLI</text:span><text:span text:style-name="T2">S</text:span><text:span text:style-name="T1">LLF</text:span><text:span text:style-name="T2">T</text:span><text:span text:style-name="T1">LLVLL</text:span></text:p>
          </table:table-cell>
          <table:table-cell office:value-type="string" table:style-name="ce4">
            <text:p>LLLA<text:span text:style-name="T2">V</text:span>LLISLLFTLLVLL</text:p>
          </table:table-cell>
          <table:table-cell office:value-type="string" table:style-name="ce4">
            <text:p>LLLA<text:span text:style-name="T2">A</text:span>LLISLLFTLLVLL</text:p>
          </table:table-cell>
          <table:table-cell table:style-name="ce4"/>
          <table:table-cell office:value-type="string" table:style-name="ce1">
            <text:p>RWT3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mut1-1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<text:span text:style-name="T1">LLLFYLLL</text:span><text:span text:style-name="T2">T</text:span><text:span text:style-name="T1">LLVALLSIL</text:span></text:p>
          </table:table-cell>
          <table:table-cell office:value-type="string" table:style-name="ce4">
            <text:p>LLLFYLLLTLLVALL<text:span text:style-name="T2">A</text:span>IL</text:p>
          </table:table-cell>
          <table:table-cell office:value-type="string" table:style-name="ce4">
            <text:p>LLLF<text:span text:style-name="T2">F</text:span>LLLTLLVALLSIL</text:p>
          </table:table-cell>
          <table:table-cell table:style-name="ce4"/>
          <table:table-cell table:number-columns-repeated="2" table:style-name="ce1"/>
          <table:table-cell office:value-type="string" table:style-name="ce1">
            <text:p>Rmut1-1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<text:span text:style-name="T1">LLLLILL</text:span><text:span text:style-name="T2">S</text:span><text:span text:style-name="T1">VLLAYLL</text:span><text:span text:style-name="T2">T</text:span><text:span text:style-name="T1">FL</text:span></text:p>
          </table:table-cell>
          <table:table-cell office:value-type="string" table:style-name="ce4">
            <text:p>LLLLILL<text:span text:style-name="T2">A</text:span>VLLAYLLTFL</text:p>
          </table:table-cell>
          <table:table-cell table:number-columns-repeated="2" table:style-name="ce4"/>
          <table:table-cell office:value-type="string" table:style-name="ce1">
            <text:p>RWT3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mut1-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<text:span text:style-name="T1">LLLL</text:span><text:span text:style-name="T2">T</text:span><text:span text:style-name="T1">LLVALL</text:span><text:span text:style-name="T2">ST</text:span><text:span text:style-name="T1">LLIFL</text:span></text:p>
          </table:table-cell>
          <table:table-cell office:value-type="string" table:style-name="ce4">
            <text:p>LLLL<text:span text:style-name="T2">V</text:span>LLVALLSTLLIFL</text:p>
          </table:table-cell>
          <table:table-cell office:value-type="string" table:style-name="ce4">
            <text:p>LLLL<text:span text:style-name="T2">A</text:span>LLVALLSTLLIFL</text:p>
          </table:table-cell>
          <table:table-cell office:value-type="string" table:style-name="ce4">
            <text:p>LLLLTLLVALL<text:span text:style-name="T2">A</text:span>TLLIFL</text:p>
          </table:table-cell>
          <table:table-cell office:value-type="string" table:style-name="ce1">
            <text:p>RWT3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mut1-10/Rmut1-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<text:span text:style-name="T1">LLL</text:span><text:span text:style-name="T2">T</text:span><text:span text:style-name="T1">ALLVALLFALL</text:span><text:span text:style-name="T2">S</text:span><text:span text:style-name="T1">LL</text:span></text:p>
          </table:table-cell>
          <table:table-cell office:value-type="string" table:style-name="ce4">
            <text:p>LLLTALLVALLFALLALL</text:p>
          </table:table-cell>
          <table:table-cell table:number-columns-repeated="2" table:style-name="ce4"/>
          <table:table-cell office:value-type="string" table:style-name="ce1">
            <text:p>RWT40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<text:span text:style-name="T1">LLLV</text:span><text:span text:style-name="T2">Y</text:span><text:span text:style-name="T1">LL</text:span><text:span text:style-name="T2">T</text:span><text:span text:style-name="T1">ILLALLL</text:span><text:span text:style-name="T2">S</text:span><text:span text:style-name="T1">FL</text:span></text:p>
          </table:table-cell>
          <table:table-cell office:value-type="string" table:style-name="ce4">
            <text:p>LLLVYLLTILLALLL<text:span text:style-name="T2">A</text:span>FL</text:p>
          </table:table-cell>
          <table:table-cell office:value-type="string" table:style-name="ce4">
            <text:p>LLLVYLL<text:span text:style-name="T2">V</text:span>ILLALLLSFL</text:p>
          </table:table-cell>
          <table:table-cell office:value-type="string" table:style-name="ce4">
            <text:p>LLLVYLL<text:span text:style-name="T2">A</text:span>ILLALLLSFL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3">
            <text:p><text:span text:style-name="T1">LLL</text:span><text:span text:style-name="T2">Y</text:span><text:span text:style-name="T1">ALL</text:span><text:span text:style-name="T2">TT</text:span><text:span text:style-name="T1">LL</text:span><text:span text:style-name="T2">S</text:span><text:span text:style-name="T1">VLLFLL</text:span></text:p>
          </table:table-cell>
          <table:table-cell office:value-type="string" table:style-name="ce4">
            <text:p>LLLYALL<text:span text:style-name="T2">V</text:span>TLLSVLLFLL</text:p>
          </table:table-cell>
          <table:table-cell office:value-type="string" table:style-name="ce4">
            <text:p>LLLYALL<text:span text:style-name="T2">A</text:span>TLLSVLLFLL</text:p>
          </table:table-cell>
          <table:table-cell office:value-type="string" table:style-name="ce4">
            <text:p>LLLYALLTTLL<text:span text:style-name="T2">A</text:span>VLLFLL</text:p>
          </table:table-cell>
          <table:table-cell office:value-type="string" table:style-name="ce1">
            <text:p>RWT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mut1-4</text:p>
          </table:table-cell>
          <table:table-cell table:style-name="ce1"/>
          <table:table-cell office:value-type="string" table:style-name="ce1">
            <text:p>Rmut2-10/Rmut2-7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<text:span text:style-name="T1">LLL</text:span><text:span text:style-name="T2">Y</text:span><text:span text:style-name="T1">ALL</text:span><text:span text:style-name="T2">T</text:span><text:span text:style-name="T1">VLLALLL</text:span><text:span text:style-name="T2">S</text:span><text:span text:style-name="T1">FL</text:span></text:p>
          </table:table-cell>
          <table:table-cell office:value-type="string" table:style-name="ce4">
            <text:p>LLLYALL<text:span text:style-name="T2">V</text:span>VLLALLLSFL</text:p>
          </table:table-cell>
          <table:table-cell office:value-type="string" table:style-name="ce4">
            <text:p>LLLYALL<text:span text:style-name="T2">A</text:span>VLLALLLSFL</text:p>
          </table:table-cell>
          <table:table-cell office:value-type="string" table:style-name="ce4">
            <text:p>LLLYALLTVLLALLL<text:span text:style-name="T2">A</text:span>FL</text:p>
          </table:table-cell>
          <table:table-cell office:value-type="string" table:style-name="ce1">
            <text:p>RWT39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Rmut2-1/Rmut2-11/Rmut2-8/Rmut2-6/Rmut2-2</text:p>
          </table:table-cell>
          <table:table-cell table:style-name="ce1"/>
          <table:table-cell office:value-type="string" table:style-name="ce1">
            <text:p>LLLYALLVTLLAVLLFL</text:p>
          </table:table-cell>
          <table:table-cell office:value-type="string" table:style-name="ce1">
            <text:p>Rmut1-2</text:p>
          </table:table-cell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Multi_Mutant_Sequencing" table:style-name="ta2"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WT Sequence</text:p>
          </table:table-cell>
          <table:table-cell office:value-type="string" table:style-name="ce1">
            <text:p>Double Mutants</text:p>
          </table:table-cell>
          <table:table-cell office:value-type="string" table:style-name="ce1">
            <text:p>Disruption mutants</text:p>
          </table:table-cell>
          <table:table-cell office:value-type="string" table:style-name="ce1">
            <text:p>Y Mutants</text:p>
          </table:table-cell>
          <table:table-cell table:style-name="ce1"/>
          <table:table-cell office:value-type="string" table:style-name="ce1">
            <text:p>WT Sequence</text:p>
          </table:table-cell>
          <table:table-cell office:value-type="string" table:style-name="ce1">
            <text:p>Multi Mutant</text:p>
          </table:table-cell>
          <table:table-cell office:value-type="string" table:style-name="ce1">
            <text:p>Clash Mutant</text:p>
          </table:table-cell>
          <table:table-cell office:value-type="string" table:style-name="ce1">
            <text:p>Y Mutant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<text:span text:style-name="T3">LLLLAFLL</text:span><text:span text:style-name="T4">T</text:span><text:span text:style-name="T3">VLLLLL</text:span><text:span text:style-name="T4">S</text:span><text:span text:style-name="T3">IL</text:span></text:p>
          </table:table-cell>
          <table:table-cell office:value-type="string" table:style-name="ce3">
            <text:p><text:span text:style-name="T1">LLLLAFLL</text:span><text:span text:style-name="T2">V</text:span><text:span text:style-name="T1">VLLLLL</text:span><text:span text:style-name="T2">A</text:span><text:span text:style-name="T1">IL</text:span></text:p>
          </table:table-cell>
          <table:table-cell office:value-type="string" table:style-name="ce3">
            <text:p><text:span text:style-name="T1">LLLLAFLL</text:span><text:span text:style-name="T2">I</text:span><text:span text:style-name="T1">VLLLLLSILILI</text:span></text:p>
          </table:table-cell>
          <table:table-cell table:style-name="ce2"/>
          <table:table-cell office:value-type="string" table:style-name="ce1">
            <text:p>L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D23/LD20/LD11/LD44/LD42/LD36/LD30</text:p>
          </table:table-cell>
          <table:table-cell office:value-type="string" table:style-name="ce1">
            <text:p>LC9</text:p>
          </table:table-cell>
          <table:table-cell table:style-name="ce1"/>
          <table:table-cell office:value-type="string" table:style-name="ce1">
            <text:p>LD18 is a multiple with two tms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<text:span text:style-name="T1">LLLLAILL</text:span><text:span text:style-name="T2">T</text:span><text:span text:style-name="T1">LLAVLF</text:span><text:span text:style-name="T2">S</text:span><text:span text:style-name="T1">LL</text:span></text:p>
          </table:table-cell>
          <table:table-cell office:value-type="string" table:style-name="ce3">
            <text:p><text:span text:style-name="T1">LLLLAILL</text:span><text:span text:style-name="T2">V</text:span><text:span text:style-name="T1">LLAVLF</text:span><text:span text:style-name="T2">A</text:span><text:span text:style-name="T1">LL</text:span></text:p>
          </table:table-cell>
          <table:table-cell office:value-type="string" table:style-name="ce3">
            <text:p><text:span text:style-name="T1">LLLLAILLTLL</text:span><text:span text:style-name="T2">I</text:span><text:span text:style-name="T1">VLFSLLILI</text:span></text:p>
          </table:table-cell>
          <table:table-cell table:style-name="ce2"/>
          <table:table-cell office:value-type="string" table:style-name="ce1">
            <text:p>LWT3/L3/L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D21/LD47</text:p>
          </table:table-cell>
          <table:table-cell office:value-type="string" table:style-name="ce1">
            <text:p>LC2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<text:span text:style-name="T1">LLLLL</text:span><text:span text:style-name="T2">T</text:span><text:span text:style-name="T1">LLAVLI</text:span><text:span text:style-name="T2">S</text:span><text:span text:style-name="T1">LLFLL</text:span></text:p>
          </table:table-cell>
          <table:table-cell office:value-type="string" table:style-name="ce3">
            <text:p><text:span text:style-name="T1">LLLLL</text:span><text:span text:style-name="T2">V</text:span><text:span text:style-name="T1">LLAVLI</text:span><text:span text:style-name="T2">A</text:span><text:span text:style-name="T1">LLFLL</text:span></text:p>
          </table:table-cell>
          <table:table-cell office:value-type="string" table:style-name="ce3">
            <text:p><text:span text:style-name="T1">LLLLLTLLAVLI</text:span><text:span text:style-name="T2">I</text:span><text:span text:style-name="T1">LLFLLILI</text:span></text:p>
          </table:table-cell>
          <table:table-cell table:style-name="ce2"/>
          <table:table-cell office:value-type="string" table:style-name="ce1">
            <text:p>LWT8/L1</text:p>
          </table:table-cell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3">
            <text:p><text:span text:style-name="T1">LLLL</text:span><text:span text:style-name="T2">T</text:span><text:span text:style-name="T1">LLLALIVLLF</text:span><text:span text:style-name="T2">S</text:span><text:span text:style-name="T1">LL</text:span></text:p>
          </table:table-cell>
          <table:table-cell office:value-type="string" table:style-name="ce3">
            <text:p><text:span text:style-name="T1">LLLL</text:span><text:span text:style-name="T2">V</text:span><text:span text:style-name="T1">LLLALIVLLF</text:span><text:span text:style-name="T2">A</text:span><text:span text:style-name="T1">LL</text:span></text:p>
          </table:table-cell>
          <table:table-cell office:value-type="string" table:style-name="ce3">
            <text:p><text:span text:style-name="T1">LLLLTLLLALIVLL</text:span><text:span text:style-name="T2">I</text:span><text:span text:style-name="T1">SLLILI</text:span></text:p>
          </table:table-cell>
          <table:table-cell table:style-name="ce2"/>
          <table:table-cell office:value-type="string" table:style-name="ce1">
            <text:p>LWT11/L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D50/LD49/LD32</text:p>
          </table:table-cell>
          <table:table-cell office:value-type="string" table:style-name="ce1">
            <text:p>LC3/LC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<text:span text:style-name="T1">LLLLVALLTILFLLL</text:span><text:span text:style-name="T2">S</text:span><text:span text:style-name="T1">LL</text:span></text:p>
          </table:table-cell>
          <table:table-cell office:value-type="string" table:style-name="ce3">
            <text:p><text:span text:style-name="T1">LLLLVALL</text:span><text:span text:style-name="T2">V</text:span><text:span text:style-name="T1">ILFLLL</text:span><text:span text:style-name="T2">A</text:span><text:span text:style-name="T1">LL</text:span></text:p>
          </table:table-cell>
          <table:table-cell office:value-type="string" table:style-name="ce3">
            <text:p><text:span text:style-name="T1">LLLLVALLTILF</text:span><text:span text:style-name="T2">I</text:span><text:span text:style-name="T1">LLSLLILI</text:span></text:p>
          </table:table-cell>
          <table:table-cell table:style-name="ce2"/>
          <table:table-cell office:value-type="string" table:style-name="ce1">
            <text:p>LWT12/LWT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D8/LD3/LD10_day2/LD40/LD34/LD3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<text:span text:style-name="T1">LLLVALL</text:span><text:span text:style-name="T2">T</text:span><text:span text:style-name="T1">ILLALLF</text:span><text:span text:style-name="T2">S</text:span><text:span text:style-name="T1">LL</text:span></text:p>
          </table:table-cell>
          <table:table-cell office:value-type="string" table:style-name="ce3">
            <text:p><text:span text:style-name="T1">LLLVALL</text:span><text:span text:style-name="T2">V</text:span><text:span text:style-name="T1">ILLALLF</text:span><text:span text:style-name="T2">A</text:span><text:span text:style-name="T1">LL</text:span></text:p>
          </table:table-cell>
          <table:table-cell office:value-type="string" table:style-name="ce3">
            <text:p><text:span text:style-name="T1">LLLVALLTILL</text:span><text:span text:style-name="T2">I</text:span><text:span text:style-name="T1">LLFSLLILI</text:span></text:p>
          </table:table-cell>
          <table:table-cell table:style-name="ce2"/>
          <table:table-cell office:value-type="string" table:style-name="ce1">
            <text:p>L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D9/LD7/LD6/LD4/LD1/LD10/LD12/LD52</text:p>
          </table:table-cell>
          <table:table-cell office:value-type="string" table:style-name="ce1">
            <text:p>LC4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<text:span text:style-name="T1">LLLALLLV</text:span><text:span text:style-name="T2">T</text:span><text:span text:style-name="T1">LLAYLL</text:span><text:span text:style-name="T2">S</text:span><text:span text:style-name="T1">FL</text:span></text:p>
          </table:table-cell>
          <table:table-cell office:value-type="string" table:style-name="ce3">
            <text:p><text:span text:style-name="T1">LLLALLLV</text:span><text:span text:style-name="T2">V</text:span><text:span text:style-name="T1">LLA</text:span><text:span text:style-name="T2">Y</text:span><text:span text:style-name="T1">LL</text:span><text:span text:style-name="T2">A</text:span><text:span text:style-name="T1">FL</text:span></text:p>
          </table:table-cell>
          <table:table-cell office:value-type="string" table:style-name="ce3">
            <text:p><text:span text:style-name="T1">LLLALLLVTLL</text:span><text:span text:style-name="T2">I</text:span><text:span text:style-name="T1">YLLSFLILI</text:span></text:p>
          </table:table-cell>
          <table:table-cell office:value-type="string" table:style-name="ce3">
            <text:p><text:span text:style-name="T1">LLLALLLV</text:span><text:span text:style-name="T2">V</text:span><text:span text:style-name="T1">LLA</text:span><text:span text:style-name="T2">F</text:span><text:span text:style-name="T1">LL</text:span><text:span text:style-name="T2">A</text:span><text:span text:style-name="T1">FL</text:span></text:p>
          </table:table-cell>
          <table:table-cell office:value-type="string" table:style-name="ce1">
            <text:p>RWT38/RWT3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D3</text:p>
          </table:table-cell>
          <table:table-cell table:style-name="ce1"/>
          <table:table-cell office:value-type="string" table:style-name="ce1">
            <text:p>YF3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<text:span text:style-name="T1">LLLA</text:span><text:span text:style-name="T2">T</text:span><text:span text:style-name="T1">LLI</text:span><text:span text:style-name="T2">S</text:span><text:span text:style-name="T1">LLF</text:span><text:span text:style-name="T2">T</text:span><text:span text:style-name="T1">LLVLL</text:span></text:p>
          </table:table-cell>
          <table:table-cell office:value-type="string" table:style-name="ce3">
            <text:p><text:span text:style-name="T1">LLLA</text:span><text:span text:style-name="T2">V</text:span><text:span text:style-name="T1">LLI</text:span><text:span text:style-name="T2">A</text:span><text:span text:style-name="T1">LLF</text:span><text:span text:style-name="T2">V</text:span><text:span text:style-name="T1">LLVLL</text:span></text:p>
          </table:table-cell>
          <table:table-cell office:value-type="string" table:style-name="ce3">
            <text:p><text:span text:style-name="T1">LLLATLLI</text:span><text:span text:style-name="T2">I</text:span><text:span text:style-name="T1">LLFTLLVLLILI</text:span></text:p>
          </table:table-cell>
          <table:table-cell table:style-name="ce2"/>
          <table:table-cell office:value-type="string" table:style-name="ce1">
            <text:p>RWT3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D36/RD3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<text:span text:style-name="T1">LLLFYLLL</text:span><text:span text:style-name="T2">T</text:span><text:span text:style-name="T1">LLVALLSIL</text:span></text:p>
          </table:table-cell>
          <table:table-cell office:value-type="string" table:style-name="ce3">
            <text:p><text:span text:style-name="T1">LLLF</text:span><text:span text:style-name="T2">Y</text:span><text:span text:style-name="T1">LLL</text:span><text:span text:style-name="T2">V</text:span><text:span text:style-name="T1">LLVALL</text:span><text:span text:style-name="T2">A</text:span><text:span text:style-name="T1">IL</text:span></text:p>
          </table:table-cell>
          <table:table-cell office:value-type="string" table:style-name="ce3">
            <text:p><text:span text:style-name="T1">LLLFYLLLTLLV</text:span><text:span text:style-name="T2">I</text:span><text:span text:style-name="T1">LLSILILI</text:span></text:p>
          </table:table-cell>
          <table:table-cell office:value-type="string" table:style-name="ce3">
            <text:p><text:span text:style-name="T1">LLLF</text:span><text:span text:style-name="T2">F</text:span><text:span text:style-name="T1">LLL</text:span><text:span text:style-name="T2">V</text:span><text:span text:style-name="T1">LLVALL</text:span><text:span text:style-name="T2">A</text:span><text:span text:style-name="T1">IL</text:span></text:p>
          </table:table-cell>
          <table:table-cell table:number-columns-repeated="2" table:style-name="ce1"/>
          <table:table-cell office:value-type="string" table:style-name="ce1">
            <text:p>RD53/RD50</text:p>
          </table:table-cell>
          <table:table-cell office:value-type="string" table:style-name="ce1">
            <text:p>RC6/RC5</text:p>
          </table:table-cell>
          <table:table-cell office:value-type="string" table:style-name="ce1">
            <text:p>YF7/YF5/YF4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<text:span text:style-name="T1">LLLLILL</text:span><text:span text:style-name="T2">S</text:span><text:span text:style-name="T1">VLLAYLL</text:span><text:span text:style-name="T2">T</text:span><text:span text:style-name="T1">FL</text:span></text:p>
          </table:table-cell>
          <table:table-cell office:value-type="string" table:style-name="ce3">
            <text:p><text:span text:style-name="T1">LLLLILL</text:span><text:span text:style-name="T2">A</text:span><text:span text:style-name="T1">VLLA</text:span><text:span text:style-name="T2">Y</text:span><text:span text:style-name="T1">LL</text:span><text:span text:style-name="T2">V</text:span><text:span text:style-name="T1">FL</text:span></text:p>
          </table:table-cell>
          <table:table-cell office:value-type="string" table:style-name="ce3">
            <text:p><text:span text:style-name="T1">LLLLILLSVLL</text:span><text:span text:style-name="T2">I</text:span><text:span text:style-name="T1">YLLTFLILI</text:span></text:p>
          </table:table-cell>
          <table:table-cell office:value-type="string" table:style-name="ce3">
            <text:p><text:span text:style-name="T1">LLLLILL</text:span><text:span text:style-name="T2">A</text:span><text:span text:style-name="T1">VLLA</text:span><text:span text:style-name="T2">F</text:span><text:span text:style-name="T1">LL</text:span><text:span text:style-name="T2">V</text:span><text:span text:style-name="T1">FL</text:span></text:p>
          </table:table-cell>
          <table:table-cell office:value-type="string" table:style-name="ce1">
            <text:p>RWT33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RC7</text:p>
          </table:table-cell>
          <table:table-cell office:value-type="string" table:style-name="ce1">
            <text:p>YF6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<text:span text:style-name="T1">LLLL</text:span><text:span text:style-name="T2">T</text:span><text:span text:style-name="T1">LLVALL</text:span><text:span text:style-name="T2">ST</text:span><text:span text:style-name="T1">LLIFL</text:span></text:p>
          </table:table-cell>
          <table:table-cell office:value-type="string" table:style-name="ce3">
            <text:p><text:span text:style-name="T1">LLLL</text:span><text:span text:style-name="T2">V</text:span><text:span text:style-name="T1">LLVALL</text:span><text:span text:style-name="T2">AV</text:span><text:span text:style-name="T1">LLIFL</text:span></text:p>
          </table:table-cell>
          <table:table-cell office:value-type="string" table:style-name="ce3">
            <text:p><text:span text:style-name="T1">LLLLTLLVALLS</text:span><text:span text:style-name="T2">I</text:span><text:span text:style-name="T1">LLIFLILI</text:span></text:p>
          </table:table-cell>
          <table:table-cell table:style-name="ce2"/>
          <table:table-cell office:value-type="string" table:style-name="ce1">
            <text:p>RWT3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D17</text:p>
          </table:table-cell>
          <table:table-cell office:value-type="string" table:style-name="ce1">
            <text:p>RC8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<text:span text:style-name="T1">LLL</text:span><text:span text:style-name="T2">T</text:span><text:span text:style-name="T1">ALLVALLFALL</text:span><text:span text:style-name="T2">S</text:span><text:span text:style-name="T1">LL</text:span></text:p>
          </table:table-cell>
          <table:table-cell office:value-type="string" table:style-name="ce3">
            <text:p><text:span text:style-name="T1">LLL</text:span><text:span text:style-name="T2">V</text:span><text:span text:style-name="T1">ALLVALLFALL</text:span><text:span text:style-name="T2">A</text:span><text:span text:style-name="T1">LL</text:span></text:p>
          </table:table-cell>
          <table:table-cell office:value-type="string" table:style-name="ce3">
            <text:p><text:span text:style-name="T1">LLLTALLVALLF</text:span><text:span text:style-name="T2">I</text:span><text:span text:style-name="T1">LLSLLILI</text:span></text:p>
          </table:table-cell>
          <table:table-cell table:style-name="ce2"/>
          <table:table-cell office:value-type="string" table:style-name="ce1">
            <text:p>RWT4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D52</text:p>
          </table:table-cell>
          <table:table-cell office:value-type="string" table:style-name="ce1">
            <text:p>RC1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<text:span text:style-name="T1">LLLV</text:span><text:span text:style-name="T2">Y</text:span><text:span text:style-name="T1">LL</text:span><text:span text:style-name="T2">T</text:span><text:span text:style-name="T1">ILLALLL</text:span><text:span text:style-name="T2">S</text:span><text:span text:style-name="T1">FL</text:span></text:p>
          </table:table-cell>
          <table:table-cell office:value-type="string" table:style-name="ce3">
            <text:p><text:span text:style-name="T1">LLLV</text:span><text:span text:style-name="T2">Y</text:span><text:span text:style-name="T1">LL</text:span><text:span text:style-name="T2">V</text:span><text:span text:style-name="T1">ILLALLL</text:span><text:span text:style-name="T2">A</text:span><text:span text:style-name="T1">FL</text:span></text:p>
          </table:table-cell>
          <table:table-cell office:value-type="string" table:style-name="ce3">
            <text:p><text:span text:style-name="T1">LLLVYLLTILLALLL</text:span><text:span text:style-name="T2">I</text:span><text:span text:style-name="T1">FLILI</text:span></text:p>
          </table:table-cell>
          <table:table-cell office:value-type="string" table:style-name="ce3">
            <text:p><text:span text:style-name="T1">LLLV</text:span><text:span text:style-name="T2">F</text:span><text:span text:style-name="T1">LL</text:span><text:span text:style-name="T2">V</text:span><text:span text:style-name="T1">ILLALLL</text:span><text:span text:style-name="T2">A</text:span><text:span text:style-name="T1">FL</text:span></text:p>
          </table:table-cell>
          <table:table-cell table:number-columns-repeated="3" table:style-name="ce1"/>
          <table:table-cell office:value-type="string" table:style-name="ce1">
            <text:p>RC9/RC4/RC15/RC13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<text:span text:style-name="T1">LLL</text:span><text:span text:style-name="T2">Y</text:span><text:span text:style-name="T1">ALL</text:span><text:span text:style-name="T2">TT</text:span><text:span text:style-name="T1">LL</text:span><text:span text:style-name="T2">S</text:span><text:span text:style-name="T1">VLLFLL</text:span></text:p>
          </table:table-cell>
          <table:table-cell office:value-type="string" table:style-name="ce3">
            <text:p><text:span text:style-name="T1">LLL</text:span><text:span text:style-name="T2">Y</text:span><text:span text:style-name="T1">ALL</text:span><text:span text:style-name="T2">VV</text:span><text:span text:style-name="T1">LL</text:span><text:span text:style-name="T2">A</text:span><text:span text:style-name="T1">VLLFLL</text:span></text:p>
          </table:table-cell>
          <table:table-cell office:value-type="string" table:style-name="ce3">
            <text:p><text:span text:style-name="T1">LLLYALLTTLL</text:span><text:span text:style-name="T2">I</text:span><text:span text:style-name="T1">VLLFLLILI</text:span></text:p>
          </table:table-cell>
          <table:table-cell office:value-type="string" table:style-name="ce3">
            <text:p><text:span text:style-name="T1">LLL</text:span><text:span text:style-name="T2">F</text:span><text:span text:style-name="T1">ALL</text:span><text:span text:style-name="T2">VV</text:span><text:span text:style-name="T1">LL</text:span><text:span text:style-name="T2">A</text:span><text:span text:style-name="T1">VLLFLL</text:span></text:p>
          </table:table-cell>
          <table:table-cell office:value-type="string" table:style-name="ce1">
            <text:p>RWT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D2/RD48</text:p>
          </table:table-cell>
          <table:table-cell office:value-type="string" table:style-name="ce1">
            <text:p>RC11/RC1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<text:span text:style-name="T1">LLL</text:span><text:span text:style-name="T2">Y</text:span><text:span text:style-name="T1">ALL</text:span><text:span text:style-name="T2">T</text:span><text:span text:style-name="T1">VLLALLL</text:span><text:span text:style-name="T2">S</text:span><text:span text:style-name="T1">FL</text:span></text:p>
          </table:table-cell>
          <table:table-cell office:value-type="string" table:style-name="ce3">
            <text:p><text:span text:style-name="T1">LLL</text:span><text:span text:style-name="T2">Y</text:span><text:span text:style-name="T1">ALL</text:span><text:span text:style-name="T2">V</text:span><text:span text:style-name="T1">VLLALLL</text:span><text:span text:style-name="T2">A</text:span><text:span text:style-name="T1">FL</text:span></text:p>
          </table:table-cell>
          <table:table-cell office:value-type="string" table:style-name="ce3">
            <text:p><text:span text:style-name="T1">LLLYALLTVLLALLL</text:span><text:span text:style-name="T2">I</text:span><text:span text:style-name="T1">FLILI</text:span></text:p>
          </table:table-cell>
          <table:table-cell office:value-type="string" table:style-name="ce3">
            <text:p><text:span text:style-name="T1">LLL</text:span><text:span text:style-name="T2">F</text:span><text:span text:style-name="T1">ALL</text:span><text:span text:style-name="T2">V</text:span><text:span text:style-name="T1">VLLALLL</text:span><text:span text:style-name="T2">A</text:span><text:span text:style-name="T1">FL</text:span></text:p>
          </table:table-cell>
          <table:table-cell office:value-type="string" table:style-name="ce1">
            <text:p>RWT3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D1/RD12/RD22/RD39</text:p>
          </table:table-cell>
          <table:table-cell office:value-type="string" table:style-name="ce1">
            <text:p>RC2</text:p>
          </table:table-cell>
          <table:table-cell office:value-type="string" table:style-name="ce1">
            <text:p>YF9</text:p>
          </table:table-cell>
          <table:table-cell table:number-columns-repeated="16375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GILBERT LOISEAU</dc:creator>
    <meta:creation-date>2024-04-04T14:29:54Z</meta:creation-date>
    <dc:date>2024-04-13T00:23:06Z</dc:date>
    <meta:editing-cycles>3</meta:editing-cycles>
    <meta:editing-duration>PT11268S</meta:editing-duration>
  </office:meta>
</office:document-meta>
</file>